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fi" fo:country="FI"/>
    </style:style>
    <style:style style:name="P2" style:family="paragraph" style:parent-style-name="Text_20_body">
      <style:text-properties fo:language="se" fo:country="NO"/>
    </style:style>
    <style:style style:name="P3" style:family="paragraph" style:parent-style-name="Text_20_body">
      <style:text-properties fo:language="se" fo:country="NO" officeooo:rsid="0009f840" officeooo:paragraph-rsid="0009f840" style:font-size-asian="10.5pt"/>
    </style:style>
    <style:style style:name="P4" style:family="paragraph" style:parent-style-name="Heading_20_3">
      <style:text-properties fo:language="fi" fo:country="FI" fo:font-weight="bold" officeooo:paragraph-rsid="0009f840"/>
    </style:style>
    <style:style style:name="P5" style:family="paragraph" style:parent-style-name="Text_20_body" style:list-style-name="L1"/>
    <style:style style:name="P6" style:family="paragraph" style:parent-style-name="Text_20_body">
      <style:text-properties fo:language="se" fo:country="NO" officeooo:paragraph-rsid="0009f840"/>
    </style:style>
    <style:style style:name="P7" style:family="paragraph" style:parent-style-name="List_20_Contents" style:list-style-name="L1">
      <style:text-properties fo:language="fi" fo:country="FI"/>
    </style:style>
    <style:style style:name="T1" style:family="text">
      <style:text-properties fo:language="fi" fo:country="FI"/>
    </style:style>
    <style:style style:name="T2" style:family="text">
      <style:text-properties officeooo:rsid="001480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f840" style:font-size-asian="10.5pt" style:font-weight-asian="bold" style:font-weight-complex="bold"/>
    </style:style>
    <style:style style:name="T5" style:family="text">
      <style:text-properties officeooo:rsid="0009f840" style:font-size-asian="10.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/>
      <text:list xml:id="list180413992" text:style-name="L1">
        <text:list-item>
          <text:p text:style-name="P5"><text:span text:style-name="T1">kiitollisuutta osoittava </text:span><text:a xlink:type="simple" xlink:href="https://fi.wiktionary.org/wiki/sana" text:style-name="Internet_20_link" text:visited-style-name="Visited_20_Internet_20_Link">sana</text:a><text:span text:style-name="T1">, joka sanotaan onkin </text:span><text:a xlink:type="simple" xlink:href="https://fi.wiktionary.org/wiki/hyödyllinen" text:style-name="Internet_20_link" text:visited-style-name="Visited_20_Internet_20_Link">hyödyllisen</text:a><text:span text:style-name="T1"> tai </text:span><text:a xlink:type="simple" xlink:href="https://fi.wiktionary.org/wiki/arvostaa" text:style-name="Internet_20_link" text:visited-style-name="Visited_20_Internet_20_Link">arvostetun</text:a><text:span text:style-name="T1"> </text:span><text:a xlink:type="simple" xlink:href="https://fi.wiktionary.org/wiki/asia" text:style-name="Internet_20_link" text:visited-style-name="Visited_20_Internet_20_Link">asian</text:a><text:span text:style-name="T1"> tehneelle </text:span></text:p>
          <text:p text:style-name="P7"/>
        </text:list-item>
      </text:list>
      <text:p text:style-name="P3">De lea jearaldat goabbá or<text:span text:style-name="T2">rr</text:span>u eanemus jierpmálaš.</text:p>
      <text:p text:style-name="P6"><text:span text:style-name="T5">Heajat lea buot </text:span><text:span text:style-name="T4">eanemus</text:span><text:span text:style-name="T5"> vuoiggalaš vuohki čájehit kultuvrr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n" fo:country="NO" style:letter-kerning="true" style:font-name-asian="Tahoma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n" fo:country="NO" style:letter-kerning="true" style:font-name-asian="Tahoma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Brubeck Unhammer</meta:initial-creator>
    <meta:creation-date>2018-01-16T15:23:50.277818137</meta:creation-date>
    <dc:date>2018-01-19T14:44:33.273023139</dc:date>
    <dc:creator>Kevin Brubeck Unhammer</dc:creator>
    <meta:editing-duration>PT13M20S</meta:editing-duration>
    <meta:editing-cycles>12</meta:editing-cycles>
    <meta:generator>LibreOffice/5.4.2.2$Linux_X86_64 LibreOffice_project/40m0$Build-2</meta:generator>
    <meta:document-statistic meta:table-count="0" meta:image-count="0" meta:object-count="0" meta:page-count="1" meta:paragraph-count="3" meta:word-count="27" meta:character-count="205" meta:non-whitespace-character-count="181"/>
  </office:meta>
</office:document-meta>
</file>